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2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0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87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90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9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7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8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99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00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01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02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0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0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05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06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07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08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09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0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1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2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3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14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5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6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8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19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0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1" style:family="text">
      <style:text-properties fo:color="#646464" style:font-name="Monospace2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2" style:family="text">
      <style:text-properties fo:font-size="18pt"/>
    </style:style>
    <style:style style:name="T123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24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8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0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1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2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3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4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5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36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37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38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40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41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42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3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4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5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6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7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48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9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86"> HelloService targetService = </text:span><text:span text:style-name="T11">new</text:span><text:span text:style-name="T86"> DefaultHelloService();</text:span></text:p>
          <text:p text:style-name="P6"><text:span text:style-name="T86"/></text:p>
          <text:p text:style-name="P6"><text:span text:style-name="T86">InvocationHandler handler = </text:span><text:span text:style-name="T11">new</text:span><text:span text:style-name="T86"> InvocationHandler() {</text:span></text:p>
          <text:p text:style-name="P6"><text:span text:style-name="T86"/></text:p>
          <text:p text:style-name="P6"><text:span text:style-name="T87"><text:s text:c="2"/></text:span><text:span text:style-name="T87">@Override</text:span></text:p>
          <text:p text:style-name="P6"><text:span text:style-name="T11"><text:s text:c="2"/></text:span><text:span text:style-name="T11">public</text:span><text:span text:style-name="T86"> Object invoke(Object proxy, Method method, Object[] args) </text:span></text:p>
          <text:p text:style-name="P6"><text:span text:style-name="T88"><text:s text:c="16"/></text:span><text:span text:style-name="T11">throws</text:span><text:span text:style-name="T86"> Throwable {</text:span></text:p>
          <text:p text:style-name="P6"><text:span text:style-name="T86"><text:s text:c="4"/></text:span><text:span text:style-name="T86">Object res = method.invoke(targetService, args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>};</text:span></text:p>
          <text:p text:style-name="P6"><text:span text:style-name="T86">HelloService decoratedHelloService = (HelloService) Proxy.</text:span><text:span text:style-name="T89">newProxyInstance</text:span><text:span text:style-name="T86">(</text:span></text:p>
          <text:p text:style-name="P6"><text:span text:style-name="T86"><text:s text:c="2"/></text:span><text:span text:style-name="T86">getClass().getClassLoader(),</text:span></text:p>
          <text:p text:style-name="P6"><text:span text:style-name="T11"><text:s text:c="2"/></text:span><text:span text:style-name="T11">new</text:span><text:span text:style-name="T86"> Class&lt;?&gt;[]{HelloService.</text:span><text:span text:style-name="T11">class</text:span><text:span text:style-name="T86">},</text:span><text:span text:style-name="T86"><text:tab/></text:span></text:p>
          <text:p text:style-name="P6"><text:span text:style-name="T86"><text:s text:c="2"/></text:span><text:span text:style-name="T86">handler</text:span></text:p>
          <text:p text:style-name="P6"><text:span text:style-name="T86">);</text:span></text:p>
          <text:p text:style-name="P6"><text:span text:style-name="T86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90">@Aspect</text:span></text:p>
          <text:p text:style-name="P6"><text:span text:style-name="T11">public</text:span><text:span text:style-name="T86"> </text:span><text:span text:style-name="T11">class</text:span><text:span text:style-name="T86"> LogAspect {</text:span></text:p>
          <text:p text:style-name="P6"><text:span text:style-name="T91"/></text:p>
          <text:p text:style-name="P6"><text:span text:style-name="T11"><text:s text:c="2"/></text:span><text:span text:style-name="T13">(...)</text:span></text:p>
          <text:p text:style-name="P6"><text:span text:style-name="T86"/></text:p>
          <text:p text:style-name="P6"><text:span text:style-name="T87"><text:s text:c="2"/></text:span><text:span text:style-name="T90">@Around</text:span><text:span text:style-name="T88">(</text:span><text:span text:style-name="T92">"execution(* com.zenika.business.*.*(..))"</text:span><text:span text:style-name="T88">)</text:span></text:p>
          <text:p text:style-name="P6"><text:span text:style-name="T11"><text:s text:c="2"/></text:span><text:span text:style-name="T11">public</text:span><text:span text:style-name="T86"> Object log(ProceedingJoinPoint jp) </text:span><text:span text:style-name="T11">throws</text:span><text:span text:style-name="T86"> Throwable {</text:span></text:p>
          <text:p text:style-name="P6"><text:span text:style-name="T93"><text:s text:c="4"/></text:span><text:span text:style-name="T93">LOGGER</text:span><text:span text:style-name="T86">.info(</text:span><text:span text:style-name="T94">"Appel à {}"</text:span><text:span text:style-name="T86">,jp.getSignature().toShortString());</text:span></text:p>
          <text:p text:style-name="P6"><text:span text:style-name="T86"><text:s text:c="4"/></text:span><text:span text:style-name="T86">Object res = jp.proceed();</text:span></text:p>
          <text:p text:style-name="P6"><text:span text:style-name="T93"><text:s text:c="4"/></text:span><text:span text:style-name="T93">LOGGER</text:span><text:span text:style-name="T86">.info(</text:span><text:span text:style-name="T94">"Fin de l'appel"</text:span><text:span text:style-name="T86">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/></text:p>
          <text:p text:style-name="P6"><text:span text:style-name="T8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5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5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5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5">aspect</text:span> est l'<text:span text:style-name="T95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70" draw:id="id70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6"><text:span text:style-name="T96">&lt;</text:span><text:span text:style-name="T97">bean</text:span><text:span text:style-name="T98"> </text:span><text:span text:style-name="T99">id</text:span><text:span text:style-name="T100">=</text:span><text:span text:style-name="T101">"logAspect"</text:span><text:span text:style-name="T98"> </text:span><text:span text:style-name="T99">class</text:span><text:span text:style-name="T100">=</text:span><text:span text:style-name="T101">"com.zenika.aop.LogAspect"</text:span><text:span text:style-name="T98"> </text:span><text:span text:style-name="T96">/&gt;</text:span></text:p>
          <text:p text:style-name="P6"><text:span text:style-name="T100"/></text:p>
          <text:p text:style-name="P6"><text:span text:style-name="T96">&lt;</text:span><text:span text:style-name="T97">aop:aspectj-autoproxy</text:span><text:span text:style-name="T96">&gt;</text:span></text:p>
          <text:p text:style-name="P6"><text:span text:style-name="T96"><text:s text:c="2"/></text:span><text:span text:style-name="T96">&lt;</text:span><text:span text:style-name="T97">aop:include</text:span><text:span text:style-name="T98"> </text:span><text:span text:style-name="T99">name</text:span><text:span text:style-name="T100">=</text:span><text:span text:style-name="T101">"logAspect"</text:span><text:span text:style-name="T96">/&gt;</text:span></text:p>
          <text:p text:style-name="P6"><text:span text:style-name="T96">&lt;/</text:span><text:span text:style-name="T97">aop:aspectj-autoproxy</text:span><text:span text:style-name="T9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6"><text:span text:style-name="T102">@Transactional</text:span></text:p>
          <text:p text:style-name="P6"><text:span text:style-name="T103">public</text:span><text:span text:style-name="T104"> </text:span><text:span text:style-name="T103">class</text:span><text:span text:style-name="T104"> UserServiceImpl </text:span><text:span text:style-name="T103">implements</text:span><text:span text:style-name="T104"> UserService {</text:span></text:p>
          <text:p text:style-name="P6"><text:span text:style-name="T105"/></text:p>
          <text:p text:style-name="P6"><text:span text:style-name="T103"><text:s text:c="2"/></text:span><text:span text:style-name="T103">public</text:span><text:span text:style-name="T104"> User cre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6"><text:s text:c="2"/></text:span><text:span text:style-name="T102">@Transactional</text:span><text:span text:style-name="T107">(readOnly=</text:span><text:span text:style-name="T103">true</text:span><text:span text:style-name="T107">)</text:span></text:p>
          <text:p text:style-name="P6"><text:span text:style-name="T103"><text:s text:c="2"/></text:span><text:span text:style-name="T103">public</text:span><text:span text:style-name="T104"> User authentic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x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11">transaction-manager</text:span><text:span text:style-name="T112">=</text:span><text:span text:style-name="T113">"txManager"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ransaction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03">public</text:span><text:span text:style-name="T110"> </text:span><text:span text:style-name="T103">class</text:span><text:span text:style-name="T110"> HibernateUserRepository </text:span><text:span text:style-name="T103">implements</text:span><text:span text:style-name="T110"> UserRepository {</text:span></text:p>
          <text:p text:style-name="P6"><text:span text:style-name="T110"/></text:p>
          <text:p text:style-name="P6"><text:span text:style-name="T103"><text:s text:c="2"/></text:span><text:span text:style-name="T103">private</text:span><text:span text:style-name="T110"> </text:span><text:span text:style-name="T103">final</text:span><text:span text:style-name="T110"> SessionFactory </text:span><text:span text:style-name="T114">sessionFactory</text:span><text:span text:style-name="T110">;</text:span></text:p>
          <text:p text:style-name="P6"><text:span text:style-name="T110"/></text:p>
          <text:p text:style-name="P6"><text:span text:style-name="T103"><text:s text:c="2"/></text:span><text:span text:style-name="T103">public</text:span><text:span text:style-name="T107"> HibernateUserRepository(SessionFactory sessionFactory) {</text:span></text:p>
          <text:p text:style-name="P6"><text:span text:style-name="T103"><text:s text:c="4"/></text:span><text:span text:style-name="T103">this</text:span><text:span text:style-name="T107">.</text:span><text:span text:style-name="T115">sessionFactory</text:span><text:span text:style-name="T107"> = sessionFactory;</text:span></text:p>
          <text:p text:style-name="P6"><text:span text:style-name="T116"><text:s text:c="2"/></text:span><text:span text:style-name="T116">}</text:span></text:p>
          <text:p text:style-name="P6"><text:span text:style-name="T117"/></text:p>
          <text:p text:style-name="P6"><text:span text:style-name="T110"><text:s text:c="2"/></text:span><text:span text:style-name="T103">public</text:span><text:span text:style-name="T110"> User getByLogin(String login) {</text:span></text:p>
          <text:p text:style-name="P6"><text:span text:style-name="T103"><text:s text:c="4"/></text:span><text:span text:style-name="T103">return</text:span><text:span text:style-name="T110"> (User) </text:span><text:span text:style-name="T114">sessionFactory</text:span><text:span text:style-name="T110">.</text:span><text:span text:style-name="T107">getCurrentSession()</text:span></text:p>
          <text:p text:style-name="P6"><text:span text:style-name="T110"><text:s text:c="6"/></text:span><text:span text:style-name="T110">.createCriteria(User.</text:span><text:span text:style-name="T103">class</text:span><text:span text:style-name="T110">)</text:span></text:p>
          <text:p text:style-name="P6"><text:span text:style-name="T110"><text:s text:c="6"/></text:span><text:span text:style-name="T110">.add(Restrictions.</text:span><text:span text:style-name="T118">eq</text:span><text:span text:style-name="T110">(</text:span><text:span text:style-name="T119">"login"</text:span><text:span text:style-name="T110">, login))</text:span></text:p>
          <text:p text:style-name="P6"><text:span text:style-name="T110"><text:s text:c="4"/></text:span><text:span text:style-name="T110">.uniqueResult();</text:span></text:p>
          <text:p text:style-name="P6"><text:span text:style-name="T110"><text:s text:c="2"/></text:span><text:span text:style-name="T110">}</text:span></text:p>
          <text:p text:style-name="P6"><text:span text:style-name="T1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7" draw:id="id77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sessionFactory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a.AnnotationSessionFactoryBean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dataSource"</text:span><text:span text:style-name="T120"> </text:span><text:span text:style-name="T111">ref</text:span><text:span text:style-name="T112">=</text:span><text:span text:style-name="T113">"dataSource"</text:span><text:span text:style-name="T120"> </text:span><text:span text:style-name="T108">/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annotatedClasses"</text:span><text:span text:style-name="T108">&gt;</text:span></text:p>
          <text:p text:style-name="P6"><text:span text:style-name="T108"><text:s text:c="4"/></text:span><text:span text:style-name="T108">&lt;</text:span><text:span text:style-name="T109">list</text:span><text:span text:style-name="T108">&gt;</text:span></text:p>
          <text:p text:style-name="P6"><text:span text:style-name="T108"><text:s text:c="6"/></text:span><text:span text:style-name="T108">&lt;</text:span><text:span text:style-name="T109">value</text:span><text:span text:style-name="T108">&gt;</text:span><text:span text:style-name="T112">com.zenika.domain.User</text:span><text:span text:style-name="T108">&lt;/</text:span><text:span text:style-name="T109">value</text:span><text:span text:style-name="T108">&gt;</text:span></text:p>
          <text:p text:style-name="P6"><text:span text:style-name="T108"><text:s text:c="4"/></text:span><text:span text:style-name="T108">&lt;/</text:span><text:span text:style-name="T109">list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hibernateProperties"</text:span><text:span text:style-name="T108">&gt;</text:span></text:p>
          <text:p text:style-name="P6"><text:span text:style-name="T108"><text:s text:c="4"/></text:span><text:span text:style-name="T108">&lt;</text:span><text:span text:style-name="T109">value</text:span><text:span text:style-name="T108">&gt;</text:span></text:p>
          <text:p text:style-name="P6"><text:span text:style-name="T112"><text:s text:c="4"/></text:span><text:span text:style-name="T112">show_sql=true</text:span></text:p>
          <text:p text:style-name="P6"><text:span text:style-name="T108"><text:s text:c="4"/></text:span><text:span text:style-name="T108">&lt;/</text:span><text:span text:style-name="T109">value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xml:id="id78" draw:id="id78" draw:layer="layout" svg:width="9.144cm" svg:height="3.556cm" svg:x="18.456cm" svg:y="15.348cm">
          <text:p text:style-name="P1"><text:span text:style-name="T122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9" text:id="id79">Les DAO doivent être appelés avec une transaction active</text:p>
              </text:list-item>
              <text:list-item>
                <text:p xml:id="id80" text:id="id80">Toujours le cas en production</text:p>
                <text:list>
                  <text:list-item>
                    <text:p xml:id="id81" text:id="id81">Services transactionnels appelant un DAO</text:p>
                  </text:list-item>
                </text:list>
              </text:list-item>
              <text:list-item>
                <text:p xml:id="id82" text:id="id82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transactionManager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Hibernat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sessionFactory"</text:span><text:span text:style-name="T120"> </text:span><text:span text:style-name="T111">ref</text:span><text:span text:style-name="T112">=</text:span><text:span text:style-name="T113">"sessionFactory"</text:span><text:span text:style-name="T12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3" text:id="id83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4" text:id="id84"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85" draw:id="id85" draw:layer="layout" svg:width="25.753cm" svg:height="9.173cm" svg:x="1.016cm" svg:y="9.483cm">
          <text:p text:style-name="P6"><text:span text:style-name="T108">&lt;</text:span><text:span text:style-name="T109">context-param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name</text:span><text:span text:style-name="T108">&gt;</text:span><text:span text:style-name="T112">contextConfigLocation</text:span><text:span text:style-name="T108">&lt;/</text:span><text:span text:style-name="T109">param-name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value</text:span><text:span text:style-name="T108">&gt;</text:span></text:p>
          <text:p text:style-name="P6"><text:span text:style-name="T112"><text:s text:c="4"/></text:span><text:span text:style-name="T112"><text:tab/></text:span><text:span text:style-name="T112">/WEB-INF/applicationContext.xml</text:span></text:p>
          <text:p text:style-name="P6"><text:span text:style-name="T112"><text:s text:c="4"/></text:span><text:span text:style-name="T112"><text:tab/></text:span><text:span text:style-name="T108">&lt;/</text:span><text:span text:style-name="T109">param-value</text:span><text:span text:style-name="T108">&gt;</text:span></text:p>
          <text:p text:style-name="P6"><text:span text:style-name="T108">&lt;/</text:span><text:span text:style-name="T109">context-param</text:span><text:span text:style-name="T108">&gt;</text:span></text:p>
          <text:p text:style-name="P6"><text:span text:style-name="T120"/></text:p>
          <text:p text:style-name="P6"><text:span text:style-name="T108">&lt;</text:span><text:span text:style-name="T109">listener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listener-class</text:span><text:span text:style-name="T108">&gt;</text:span></text:p>
          <text:p text:style-name="P6"><text:span text:style-name="T108"><text:s text:c="9"/></text:span><text:span text:style-name="T112">org.springframework.web.context.ContextLoaderListener</text:span></text:p>
          <text:p text:style-name="P6"><text:span text:style-name="T112"><text:s text:c="7"/></text:span><text:span text:style-name="T108">&lt;/</text:span><text:span text:style-name="T109">listener-class</text:span><text:span text:style-name="T108">&gt;</text:span></text:p>
          <text:p text:style-name="P6"><text:span text:style-name="T108">&lt;/</text:span><text:span text:style-name="T109">listener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6" draw:id="id86" draw:layer="layout" svg:width="10.922cm" svg:height="2.286cm" svg:x="3.302cm" svg:y="6.35cm">
          <text:p text:style-name="P1">Optionnel (par défaut : </text:p>
          <text:p text:style-name="P1"><text:span text:style-name="T95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7" draw:id="id87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8" draw:id="id88" draw:layer="layout" svg:width="25.753cm" svg:height="10.443cm" svg:x="1.015cm" svg:y="9.115cm">
          <text:p text:style-name="P6"><text:span text:style-name="T123">public</text:span><text:span text:style-name="T124"> </text:span><text:span text:style-name="T123">class</text:span><text:span text:style-name="T124"> ListUsersServlet </text:span><text:span text:style-name="T123">extends</text:span><text:span text:style-name="T124"> HttpServlet {</text:span></text:p>
          <text:p text:style-name="P6"><text:span text:style-name="T124"/></text:p>
          <text:p text:style-name="P6"><text:span text:style-name="T124"><text:s text:c="2"/></text:span><text:span text:style-name="T123">private</text:span><text:span text:style-name="T124"> UserService </text:span><text:span text:style-name="T125">userService</text:span><text:span text:style-name="T124">;</text:span></text:p>
          <text:p text:style-name="P6"><text:span text:style-name="T124"/></text:p>
          <text:p text:style-name="P6"><text:span text:style-name="T126"><text:s text:c="2"/></text:span><text:span text:style-name="T126">@Override</text:span></text:p>
          <text:p text:style-name="P6"><text:span text:style-name="T123"><text:s text:c="2"/></text:span><text:span text:style-name="T123">public</text:span><text:span text:style-name="T124"> </text:span><text:span text:style-name="T123">void</text:span><text:span text:style-name="T124"> init() </text:span><text:span text:style-name="T123">throws</text:span><text:span text:style-name="T124"> ServletException {</text:span></text:p>
          <text:p text:style-name="P6"><text:span text:style-name="T124"><text:s text:c="4"/></text:span><text:span text:style-name="T124">ApplicationContext ctx = </text:span></text:p>
          <text:p text:style-name="P6"><text:span text:style-name="T124"><text:s text:c="6"/></text:span><text:span text:style-name="T124">WebApplicationContextUtils.</text:span><text:span text:style-name="T127">getRequiredWebApplicationContext</text:span><text:span text:style-name="T124">(</text:span></text:p>
          <text:p text:style-name="P6"><text:span text:style-name="T124"><text:s text:c="8"/></text:span><text:span text:style-name="T124">getServletContext()</text:span></text:p>
          <text:p text:style-name="P6"><text:span text:style-name="T124"><text:s text:c="4"/></text:span><text:span text:style-name="T124">);</text:span></text:p>
          <text:p text:style-name="P6"><text:span text:style-name="T125"><text:s text:c="4"/></text:span><text:span text:style-name="T125">userService</text:span><text:span text:style-name="T124"> = ctx.getBean(UserService.</text:span><text:span text:style-name="T123">class</text:span><text:span text:style-name="T124">);</text:span></text:p>
          <text:p text:style-name="P6"><text:span text:style-name="T124"><text:s text:c="2"/></text:span><text:span text:style-name="T124">}</text:span></text:p>
          <text:p text:style-name="P6"><text:span text:style-name="T128"><text:s text:c="2"/></text:span><text:span text:style-name="T128">(...) </text:span></text:p>
          <text:p text:style-name="P6"><text:span text:style-name="T128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7" xml:id="id89" draw:id="id89" draw:layer="layout" svg:width="25.753cm" svg:height="7.142cm" svg:x="1.014cm" svg:y="5.914cm">
          <text:p text:style-name="P6"><text:span text:style-name="T129">&lt;!-- ne surtout PAS utiliser ce DataSource en production ! --&gt;</text:span></text:p>
          <text:p text:style-name="P6"><text:span text:style-name="T130">&lt;</text:span><text:span text:style-name="T131">bean</text:span><text:span text:style-name="T132"> </text:span><text:span text:style-name="T133">id</text:span><text:span text:style-name="T134">=</text:span><text:span text:style-name="T135">"dataSource"</text:span><text:span text:style-name="T132"> </text:span><text:span text:style-name="T133">class</text:span><text:span text:style-name="T134">=</text:span><text:span text:style-name="T135">"o.s.jdbc.datasource.SingleConnectionDataSource"</text:span><text:span text:style-name="T130">&gt;</text:span></text:p>
          <text:p text:style-name="P6"><text:span text:style-name="T130"><text:s text:c="2"/></text:span><text:span text:style-name="T130">&lt;</text:span><text:span text:style-name="T131">property</text:span><text:span text:style-name="T132"> </text:span><text:span text:style-name="T133">name</text:span><text:span text:style-name="T134">=</text:span><text:span text:style-name="T135">"driverClassName"</text:span><text:span text:style-name="T132"> </text:span><text:span text:style-name="T133">value</text:span><text:span text:style-name="T134">=</text:span><text:span text:style-name="T135">"</text:span><text:span text:style-name="T136">${db.driver}</text:span><text:span text:style-name="T135">"</text:span><text:span text:style-name="T132"> </text:span><text:span text:style-name="T130">/&gt;</text:span></text:p>
          <text:p text:style-name="P6"><text:span text:style-name="T130"><text:s text:c="2"/></text:span><text:span text:style-name="T130">&lt;</text:span><text:span text:style-name="T131">property</text:span><text:span text:style-name="T132"> </text:span><text:span text:style-name="T133">name</text:span><text:span text:style-name="T134">=</text:span><text:span text:style-name="T135">"url"</text:span><text:span text:style-name="T132"> </text:span><text:span text:style-name="T133">value</text:span><text:span text:style-name="T134">=</text:span><text:span text:style-name="T135">"</text:span><text:span text:style-name="T136">${db.url}</text:span><text:span text:style-name="T135">"</text:span><text:span text:style-name="T132"> </text:span><text:span text:style-name="T130">/&gt;</text:span></text:p>
          <text:p text:style-name="P6"><text:span text:style-name="T130"><text:s text:c="2"/></text:span><text:span text:style-name="T130">&lt;</text:span><text:span text:style-name="T131">property</text:span><text:span text:style-name="T132"> </text:span><text:span text:style-name="T133">name</text:span><text:span text:style-name="T134">=</text:span><text:span text:style-name="T135">"username"</text:span><text:span text:style-name="T132"> </text:span><text:span text:style-name="T133">value</text:span><text:span text:style-name="T134">=</text:span><text:span text:style-name="T135">"</text:span><text:span text:style-name="T136">${db.username}</text:span><text:span text:style-name="T135">"</text:span><text:span text:style-name="T132"> </text:span><text:span text:style-name="T130">/&gt;</text:span></text:p>
          <text:p text:style-name="P6"><text:span text:style-name="T130"><text:s text:c="2"/></text:span><text:span text:style-name="T130">&lt;</text:span><text:span text:style-name="T131">property</text:span><text:span text:style-name="T132"> </text:span><text:span text:style-name="T133">name</text:span><text:span text:style-name="T134">=</text:span><text:span text:style-name="T135">"password"</text:span><text:span text:style-name="T132"> </text:span><text:span text:style-name="T133">value</text:span><text:span text:style-name="T134">=</text:span><text:span text:style-name="T135">"</text:span><text:span text:style-name="T136">${db.password}</text:span><text:span text:style-name="T135">"</text:span><text:span text:style-name="T132"> </text:span><text:span text:style-name="T130">/&gt;</text:span></text:p>
          <text:p text:style-name="P6"><text:span text:style-name="T130"><text:s text:c="2"/></text:span><text:span text:style-name="T130">&lt;</text:span><text:span text:style-name="T131">property</text:span><text:span text:style-name="T132"> </text:span><text:span text:style-name="T133">name</text:span><text:span text:style-name="T134">=</text:span><text:span text:style-name="T135">"suppressClose"</text:span><text:span text:style-name="T132"> </text:span><text:span text:style-name="T133">value</text:span><text:span text:style-name="T134">=</text:span><text:span text:style-name="T135">"true"</text:span><text:span text:style-name="T132"> </text:span><text:span text:style-name="T130">/&gt;</text:span><text:span text:style-name="T134"> </text:span></text:p>
          <text:p text:style-name="P6"><text:span text:style-name="T130">&lt;/</text:span><text:span text:style-name="T131">bean</text:span><text:span text:style-name="T130">&gt;</text:span></text:p>
          <text:p text:style-name="P6"><text:span text:style-name="T134"/></text:p>
          <text:p text:style-name="P6"><text:span text:style-name="T137">&lt;</text:span><text:span text:style-name="T138">context:property-placeholder</text:span><text:span text:style-name="T139"> </text:span></text:p>
          <text:p text:style-name="P6"><text:span text:style-name="T140"><text:s text:c="2"/></text:span><text:span text:style-name="T140">location</text:span><text:span text:style-name="T141">=</text:span><text:span text:style-name="T136">"file:./application-configuration.properties"</text:span><text:span text:style-name="T13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90" draw:id="id90" draw:layer="layout" svg:width="25.753cm" svg:height="3.389cm" svg:x="1.013cm" svg:y="15.013cm">
          <text:p text:style-name="P6"><text:span text:style-name="T142">db.driver=org.h2.Driver</text:span></text:p>
          <text:p text:style-name="P6"><text:span text:style-name="T142">db.url=jdbc:h2:tcp://localhost/mem:spring_workshop</text:span></text:p>
          <text:p text:style-name="P6"><text:span text:style-name="T142">db.username=sa</text:span></text:p>
          <text:p text:style-name="P6"><text:span text:style-name="T142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8" xml:id="id91" draw:id="id91" draw:layer="layout" svg:width="11.416cm" svg:height="0.962cm" svg:x="0.762cm" svg:y="13.962cm">
          <draw:text-box>
            <text:p><text:span text:style-name="T95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92" draw:id="id92" draw:layer="layout" svg:width="25.753cm" svg:height="7.548cm" svg:x="1.014cm" svg:y="4.814cm">
          <text:p text:style-name="P6"><text:span text:style-name="T143">&lt;</text:span><text:span text:style-name="T144">beans</text:span><text:span text:style-name="T128"> </text:span><text:span text:style-name="T145">profile</text:span><text:span text:style-name="T146">=</text:span><text:span text:style-name="T147">"in-memory-db"</text:span><text:span text:style-name="T143">&gt;</text:span></text:p>
          <text:p text:style-name="P6"><text:span text:style-name="T143"><text:s text:c="2"/></text:span><text:span text:style-name="T143">&lt;</text:span><text:span text:style-name="T144">jdbc:embedded-database</text:span><text:span text:style-name="T128"> </text:span><text:span text:style-name="T145">id</text:span><text:span text:style-name="T146">=</text:span><text:span text:style-name="T147">"dataSource"</text:span><text:span text:style-name="T128"> </text:span><text:span text:style-name="T145">type</text:span><text:span text:style-name="T146">=</text:span><text:span text:style-name="T147">"H2"</text:span><text:span text:style-name="T143">&gt;</text:span></text:p>
          <text:p text:style-name="P6"><text:span text:style-name="T143"><text:s text:c="4"/></text:span><text:span text:style-name="T143">&lt;</text:span><text:span text:style-name="T144">jdbc:script</text:span><text:span text:style-name="T128"> </text:span><text:span text:style-name="T145">location</text:span><text:span text:style-name="T146">=</text:span><text:span text:style-name="T147">"classpath:/create-tables.sql"</text:span><text:span text:style-name="T128"> </text:span><text:span text:style-name="T143">/&gt;</text:span></text:p>
          <text:p text:style-name="P6"><text:span text:style-name="T143"><text:s text:c="4"/></text:span><text:span text:style-name="T143">&lt;</text:span><text:span text:style-name="T144">jdbc:script</text:span><text:span text:style-name="T128"> </text:span><text:span text:style-name="T145">location</text:span><text:span text:style-name="T146">=</text:span><text:span text:style-name="T147">"classpath:/insert-data.sql"</text:span><text:span text:style-name="T128"> </text:span><text:span text:style-name="T143">/&gt;</text:span></text:p>
          <text:p text:style-name="P6"><text:span text:style-name="T143"><text:s text:c="2"/></text:span><text:span text:style-name="T143">&lt;/</text:span><text:span text:style-name="T144">jdbc:embedded-database</text:span><text:span text:style-name="T143">&gt;</text:span></text:p>
          <text:p text:style-name="P6"><text:span text:style-name="T143">&lt;/</text:span><text:span text:style-name="T144">beans</text:span><text:span text:style-name="T143">&gt;</text:span></text:p>
          <text:p text:style-name="P6"><text:span text:style-name="T146"/></text:p>
          <text:p text:style-name="P6"><text:span text:style-name="T143">&lt;</text:span><text:span text:style-name="T144">beans</text:span><text:span text:style-name="T128"> </text:span><text:span text:style-name="T145">profile</text:span><text:span text:style-name="T146">=</text:span><text:span text:style-name="T147">"standalone-db"</text:span><text:span text:style-name="T143">&gt;</text:span></text:p>
          <text:p text:style-name="P6"><text:span text:style-name="T142"><text:s text:c="2"/></text:span><text:span text:style-name="T142">(...)</text:span></text:p>
          <text:p text:style-name="P6"><text:span text:style-name="T143">&lt;/</text:span><text:span text:style-name="T144">beans</text:span><text:span text:style-name="T14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xml:id="id93" draw:id="id93" draw:layer="layout" svg:width="25.753cm" svg:height="1.119cm" svg:x="0.994cm" svg:y="13.613cm">
          <text:p text:style-name="P6"><text:span text:style-name="T148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4" draw:id="id94" draw:layer="layout" svg:width="25.753cm" svg:height="1.119cm" svg:x="0.993cm" svg:y="15.112cm">
          <text:p text:style-name="P6"><text:span text:style-name="T149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5" draw:id="id95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50">// dans</text:span><text:span text:style-name="T20"> </text:span><text:span text:style-name="T150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2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7-28T09:16:03.072829514</dc:date>
    <meta:editing-duration>P1DT20H7M7S</meta:editing-duration>
    <meta:editing-cycles>252</meta:editing-cycles>
    <meta:document-statistic meta:object-count="393"/>
  </office:meta>
</office:document-meta>
</file>